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 style:list-style-name="L2">
      <style:paragraph-properties fo:padding="0.049cm" fo:border="0.06pt solid #d9d9e3"/>
    </style:style>
    <style:style style:name="P4" style:family="paragraph" style:parent-style-name="Text_20_body" style:list-style-name="L3">
      <style:paragraph-properties fo:padding="0.049cm" fo:border="0.06pt solid #d9d9e3"/>
    </style:style>
    <style:style style:name="P5" style:family="paragraph" style:parent-style-name="Text_20_body" style:list-style-name="L4">
      <style:paragraph-properties fo:padding="0.049cm" fo:border="0.06pt solid #d9d9e3"/>
    </style:style>
    <style:style style:name="P6" style:family="paragraph" style:parent-style-name="Text_20_body" style:list-style-name="L5">
      <style:paragraph-properties fo:padding="0.049cm" fo:border="0.06pt solid #d9d9e3"/>
    </style:style>
    <style:style style:name="P7" style:family="paragraph" style:parent-style-name="Text_20_body" style:list-style-name="L6">
      <style:paragraph-properties fo:padding="0.049cm" fo:border="0.06pt solid #d9d9e3"/>
    </style:style>
    <style:style style:name="P8" style:family="paragraph" style:parent-style-name="Text_20_body" style:list-style-name="L7">
      <style:paragraph-properties fo:padding="0.049cm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Этап 1: Выбор видео и анализ параметров видео</text:h>
      <text:list xml:id="list2498080813" text:style-name="L1">
        <text:list-item>
          <text:p text:style-name="P2">Выберите набор видео для анализа, который соответствует вашей практической задаче. Важно определить, какие объекты вы хотите отслеживать и какие параметры будут важны для вашего исследования.</text:p>
        </text:list-item>
        <text:list-item>
          <text:p text:style-name="P2">Определите основные параметры видео, такие как кодек, частота кадров, интенсивность объектов, длительность видео.</text:p>
        </text:list-item>
        <text:list-item>
          <text:p text:style-name="P2">Выберите 5 конкретных видео, которые будут использованы в вашем исследовании.</text:p>
        </text:list-item>
      </text:list>
      <text:h text:style-name="P1" text:outline-level="3">Этап 2: Реализация методов трекинга</text:h>
      <text:list xml:id="list2226477382" text:style-name="L2">
        <text:list-item>
          <text:p text:style-name="P3">Изучите доступные методы трекинга в библиотеках или фреймворках, таких как OpenCV, Dlib, или других специализированных инструментах для компьютерного зрения.</text:p>
        </text:list-item>
        <text:list-item>
          <text:p text:style-name="P3">Выберите три различных метода трекинга, которые кажутся наиболее подходящими для вашей задачи. Обоснуйте свой выбор в презентации, учитывая их преимущества и недостатки.</text:p>
        </text:list-item>
      </text:list>
      <text:h text:style-name="P1" text:outline-level="3">Этап 3: Запуск реализаций на видео</text:h>
      <text:list xml:id="list2277934119" text:style-name="L3">
        <text:list-item>
          <text:p text:style-name="P4">Примените каждый из выбранных методов трекинга к пяти конкретным видео, чтобы получить 20 видеофайлов (первоначальные видео + 3 модификации для каждого метода).</text:p>
        </text:list-item>
      </text:list>
      <text:h text:style-name="P1" text:outline-level="3">Этап 4: Выбор и оценка параметров качества трекинга</text:h>
      <text:list xml:id="list2846805730" text:style-name="L4">
        <text:list-item>
          <text:p text:style-name="P5">Выберите не менее трех важных параметров оценки качества трекинга, такие как частота потери изображения, возвращение при выходе за границы экрана и другие параметры, специфичные для вашей задачи.</text:p>
        </text:list-item>
      </text:list>
      <text:h text:style-name="P1" text:outline-level="3">Этап 5: Сравнительный анализ</text:h>
      <text:list xml:id="list2723620875" text:style-name="L5">
        <text:list-item>
          <text:p text:style-name="P6">Проведите сравнительный анализ трех реализаций трекинга на основе выбранных параметров оценки качества. Создайте сводную таблицу для наглядной оценки.</text:p>
        </text:list-item>
      </text:list>
      <text:h text:style-name="P1" text:outline-level="3">Этап 6: Разработка собственной реализации</text:h>
      <text:list xml:id="list438079248" text:style-name="L6">
        <text:list-item>
          <text:p text:style-name="P7">Разберитесь с математической моделью и алгоритмами работы выбранных методов трекинга. Вы можете выбрать один из существующих алгоритмов или разработать свой собственный метод трекинга.</text:p>
        </text:list-item>
        <text:list-item>
          <text:p text:style-name="P7">Создайте описание вашего выбранного метода, включая математическую модель, библиотеки и методы, которые вы используете, и алгоритм реализации.</text:p>
        </text:list-item>
      </text:list>
      <text:h text:style-name="P1" text:outline-level="3"><text:soft-page-break/>Этап 7: Сравнение с библиотечными реализациями</text:h>
      <text:list xml:id="list932785161" text:style-name="L7">
        <text:list-item>
          <text:p text:style-name="P8">Реализуйте свой метод трекинга и протестируйте его на тех же пяти видео с использованием выбранных параметров оценки качества.</text:p>
        </text:list-item>
        <text:list-item>
          <text:p text:style-name="P8">Сравните вашу реализацию с библиотечными методами трекинга и сделайте выводы о ее эффективности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6:25:59.110037591</meta:creation-date>
    <dc:date>2023-10-28T16:26:34.883592882</dc:date>
    <meta:editing-duration>PT36S</meta:editing-duration>
    <meta:editing-cycles>1</meta:editing-cycles>
    <meta:document-statistic meta:table-count="0" meta:image-count="0" meta:object-count="0" meta:page-count="2" meta:paragraph-count="19" meta:word-count="281" meta:character-count="2067" meta:non-whitespace-character-count="1817"/>
    <meta:generator>LibreOffice/7.3.7.2$Linux_X86_64 LibreOffice_project/30$Build-2</meta:generator>
  </office:meta>
</office:document-meta>
</file>